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100000025680B7C3786E17B6B.png" manifest:media-type="image/png"/>
  <manifest:file-entry manifest:full-path="Pictures/10000201000002B500000087C90D5E0D7910BC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9252in" svg:height="1.3484in" draw:z-index="0"><draw:image xlink:href="Pictures/10000201000002B500000087C90D5E0D7910BCB7.png" xlink:type="simple" xlink:show="embed" xlink:actuate="onLoad" draw:mime-type="image/png"/></draw:frame><draw:frame draw:style-name="fr1" draw:name="Image2" text:anchor-type="char" svg:x="0in" svg:y="1.348in" svg:width="6.9252in" svg:height="0.3717in" draw:z-index="1"><draw:image xlink:href="Pictures/10000201000002B100000025680B7C3786E17B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3T09:25:03.581000000</meta:creation-date>
    <dc:date>2021-02-13T10:43:51.013000000</dc:date>
    <meta:editing-duration>PT1H8M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